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7.12cm"/>
      <style:paragraph-properties style:writing-mode="lr-tb"/>
    </style:style>
    <style:style style:name="gr3" style:family="graphic" style:parent-style-name="standard">
      <style:graphic-properties draw:fill-color="#c9211e" draw:textarea-horizontal-align="justify" draw:textarea-vertical-align="middle" draw:auto-grow-height="false" fo:min-height="0.64cm" fo:min-width="3.7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96cm" fo:min-width="0.1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fill-color="#55308d" draw:textarea-horizontal-align="justify" draw:textarea-vertical-align="middle" draw:auto-grow-height="false" fo:min-height="0.894cm" fo:min-width="3.7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94cm" fo:min-width="3.723cm"/>
      <style:paragraph-properties style:writing-mode="lr-tb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2.798cm" fo:min-width="3.564cm"/>
      <style:paragraph-properties style:writing-mode="lr-tb"/>
    </style:style>
    <style:style style:name="gr9" style:family="graphic" style:parent-style-name="standard">
      <style:graphic-properties draw:fill-color="#c9211e" draw:textarea-horizontal-align="justify" draw:textarea-vertical-align="middle" draw:auto-grow-height="false" fo:min-height="2.798cm" fo:min-width="3.5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3.818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782cm" fo:min-width="3.818cm"/>
      <style:paragraph-properties style:writing-mode="lr-tb"/>
    </style:style>
    <style:style style:name="gr12" style:family="graphic" style:parent-style-name="standard">
      <style:graphic-properties draw:fill-color="#c9211e" draw:textarea-horizontal-align="justify" draw:textarea-vertical-align="middle" draw:auto-grow-height="false" fo:min-height="1.782cm" fo:min-width="3.818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2pt" style:font-size-complex="2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8pt" style:font-size-asian="26pt" style:font-size-complex="26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c9211e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4pt" style:font-size-asian="32pt" style:font-size-complex="32pt"/>
    </style:style>
    <style:style style:name="P11" style:family="paragraph">
      <loext:graphic-properties draw:fill-color="#55308d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00a933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.373cm" fo:text-indent="0cm"/>
    </style:style>
    <style:style style:name="P15" style:family="paragraph">
      <style:text-properties fo:font-size="24pt" style:font-size-asian="22pt" style:font-size-complex="22pt"/>
    </style:style>
    <style:style style:name="P16" style:family="paragraph">
      <loext:graphic-properties draw:fill-color="#ffffff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4pt" style:font-size-asian="22pt" style:font-size-complex="22pt"/>
    </style:style>
    <style:style style:name="T3" style:family="text">
      <style:text-properties fo:font-size="28pt" style:font-size-asian="26pt" style:font-size-complex="26pt"/>
    </style:style>
    <style:style style:name="T4" style:family="text">
      <style:text-properties fo:font-size="32pt" style:font-size-asian="44pt" style:font-size-complex="44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size="32pt" style:font-size-asian="28pt" style:font-size-complex="28pt"/>
    </style:style>
    <style:style style:name="T8" style:family="text">
      <style:text-properties fo:font-size="24pt" fo:font-style="italic" style:font-size-asian="22pt" style:font-style-asian="italic" style:font-size-complex="22pt" style:font-style-complex="italic"/>
    </style:style>
    <style:style style:name="T9" style:family="text">
      <style:text-properties fo:font-size="26pt" style:font-size-asian="24pt" style:font-size-complex="24pt"/>
    </style:style>
    <style:style style:name="T10" style:family="text">
      <style:text-properties fo:font-size="24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198cm" svg:y="8.549cm" presentation:class="title">
          <draw:text-box>
            <text:p>Day 10</text:p>
          </draw:text-box>
        </draw:frame>
        <draw:frame presentation:style-name="pr2" draw:text-style-name="P2" draw:layer="layout" svg:width="23.8cm" svg:height="2.048cm" svg:x="2.198cm" svg:y="12.299cm" presentation:class="subtitle">
          <draw:text-box>
            <text:p><text:span text:style-name="T1">Testing &amp; Mainten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Recap – functions &amp; refactoring</text:p>
          </draw:text-box>
        </draw:frame>
        <draw:frame presentation:style-name="pr5" draw:text-style-name="P4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<text:span text:style-name="T2">What is refactoring of code?</text:span></text:p>
              </text:list-item>
              <text:list-item>
                <text:p><text:span text:style-name="T2">What should you make into a function?</text:span></text:p>
              </text:list-item>
              <text:list-item>
                <text:p><text:span text:style-name="T2">What should a function look like? </text:span><text:span text:style-name="T2"><text:line-break/></text:span><text:span text:style-name="T2">How should it behave?</text:span></text:p>
              </text:list-item>
              <text:list-item>
                <text:p><text:span text:style-name="T2">What are advantages of using modularity?</text:span></text:p>
              </text:list-item>
              <text:list-item>
                <text:p><text:span text:style-name="T2">Discuss: What length should a function have ideall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Ideal function length</text:p>
          </draw:text-box>
        </draw:frame>
        <draw:frame presentation:style-name="pr5" draw:text-style-name="P6" draw:layer="layout" svg:width="24.001cm" svg:height="9.135cm" svg:x="1.999cm" svg:y="4.499cm" presentation:class="outline" presentation:user-transformed="true">
          <draw:text-box>
            <text:p><text:span text:style-name="T3">Somewhat subjective</text:span></text:p>
            <text:p><text:span text:style-name="T3">As short as possible</text:span></text:p>
            <text:p><text:span text:style-name="T3">As long as necessary</text:span></text:p>
            <text:p><text:span text:style-name="T3"/></text:p>
            <text:p><text:span text:style-name="T3">Something like a few dozen li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at are tests?</text:p>
          </draw:text-box>
        </draw:frame>
        <draw:custom-shape draw:style-name="gr2" draw:text-style-name="P7" draw:layer="layout" svg:width="7.62cm" svg:height="3.81cm" svg:x="9.398cm" svg:y="4.318cm">
          <text:p text:style-name="P7"><text:span text:style-name="T4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826cm" svg:height="1.778cm" svg:x="4.064cm" svg:y="5.334cm">
          <text:p text:style-name="P7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4.826cm" svg:height="1.778cm" svg:x="17.526cm" svg:y="5.334cm">
          <text:p text:style-name="P7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7" draw:layer="layout" svg:width="7.62cm" svg:height="3.81cm" svg:x="9.399cm" svg:y="4.318cm">
          <text:p text:style-name="P7"><text:span text:style-name="T4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826cm" svg:height="1.778cm" svg:x="4.065cm" svg:y="5.334cm">
          <text:p text:style-name="P7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4.826cm" svg:height="1.778cm" svg:x="17.527cm" svg:y="5.334cm">
          <text:p text:style-name="P7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7" draw:layer="layout" svg:width="7.62cm" svg:height="3.81cm" svg:x="9.398cm" svg:y="9.652cm">
          <text:p text:style-name="P7"><text:span text:style-name="T4">Refactored / </text:span></text:p>
          <text:p text:style-name="P7"><text:span text:style-name="T4">optimized</text:span></text:p>
          <text:p text:style-name="P7"><text:span text:style-name="T4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826cm" svg:height="1.778cm" svg:x="4.064cm" svg:y="10.668cm">
          <text:p text:style-name="P7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4.826cm" svg:height="1.778cm" svg:x="17.526cm" svg:y="10.668cm">
          <text:p text:style-name="P7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1.27cm" svg:height="3.302cm" svg:x="18.796cm" svg:y="7.2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0" draw:layer="layout" svg:width="6.604cm" svg:height="1.673cm" svg:x="20.32cm" svg:y="8.128cm">
          <draw:text-box>
            <text:p><text:span text:style-name="T5">Still the sam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y do we need testing?</text:p>
          </draw:text-box>
        </draw:frame>
        <draw:custom-shape draw:style-name="gr6" draw:text-style-name="P11" draw:layer="layout" svg:width="4.826cm" svg:height="2.286cm" svg:x="1.27cm" svg:y="5.842cm">
          <text:p text:style-name="P7">Function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4.826cm" svg:height="2.286cm" svg:x="6.604cm" svg:y="5.842cm">
          <text:p text:style-name="P7">Function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4.826cm" svg:height="2.286cm" svg:x="11.884cm" svg:y="5.842cm">
          <text:p text:style-name="P7">Function 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4.826cm" svg:height="2.286cm" draw:transform="rotate (0.440521103203369) translate (8.636cm 9.424cm)">
          <text:p text:style-name="P12"><text:span text:style-name="T6">Step 2.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4.826cm" svg:height="2.286cm" svg:x="17.272cm" svg:y="5.842cm">
          <text:p text:style-name="P7">Function 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4.064cm" svg:height="3.048cm" svg:x="22.86cm" svg:y="5.334cm">
          <text:p text:style-name="P7">Resul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y do we need testing?</text:p>
          </draw:text-box>
        </draw:frame>
        <draw:custom-shape draw:style-name="gr7" draw:text-style-name="P7" draw:layer="layout" svg:width="4.826cm" svg:height="2.286cm" draw:transform="rotate (0.440521103203369) translate (8.636cm 9.424cm)">
          <text:p text:style-name="P12"><text:span text:style-name="T6">Function 2.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4.826cm" svg:height="2.286cm" svg:x="17.272cm" svg:y="5.842cm">
          <text:p text:style-name="P7">Function 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4.064cm" svg:height="3.048cm" svg:x="22.86cm" svg:y="5.334cm">
          <text:p text:style-name="P7">Result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826cm" svg:height="2.286cm" svg:x="1.271cm" svg:y="5.843cm">
          <text:p text:style-name="P7">Function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4.826cm" svg:height="2.286cm" svg:x="6.605cm" svg:y="5.843cm">
          <text:p text:style-name="P7">Function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4.826cm" svg:height="2.286cm" svg:x="11.885cm" svg:y="5.843cm">
          <text:p text:style-name="P7">Function 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y do we need testing?</text:p>
          </draw:text-box>
        </draw:frame>
        <draw:custom-shape draw:style-name="gr7" draw:text-style-name="P7" draw:layer="layout" svg:width="4.826cm" svg:height="2.286cm" draw:transform="rotate (0.440521103203369) translate (8.382cm 10.124cm)">
          <text:p text:style-name="P7">Function 2.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4.826cm" svg:height="2.286cm" svg:x="17.018cm" svg:y="6.542cm">
          <text:p text:style-name="P7">Function 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4.064cm" svg:height="3.048cm" svg:x="22.606cm" svg:y="6.034cm">
          <text:p text:style-name="P7">Result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826cm" svg:height="2.286cm" svg:x="1.017cm" svg:y="6.543cm">
          <text:p text:style-name="P7">Function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4.826cm" svg:height="2.286cm" svg:x="6.351cm" svg:y="6.543cm">
          <text:p text:style-name="P7">Function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4.826cm" svg:height="2.286cm" svg:x="11.631cm" svg:y="6.543cm">
          <text:p text:style-name="P7">Function 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4.318cm" svg:height="2.032cm" svg:x="1.016cm" svg:y="4.064cm">
          <text:p text:style-name="P7">Test 1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318cm" svg:height="2.032cm" svg:x="6.35cm" svg:y="4.064cm">
          <text:p text:style-name="P7">Test 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318cm" svg:height="2.032cm" svg:x="11.684cm" svg:y="4.064cm">
          <text:p text:style-name="P7">Test 3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318cm" svg:height="2.032cm" svg:x="17.018cm" svg:y="4.064cm">
          <text:p text:style-name="P7">Test 4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318cm" svg:height="2.032cm" svg:x="8.636cm" svg:y="12.192cm">
          <text:p text:style-name="P7">Test 2.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y do we need testing?</text:p>
          </draw:text-box>
        </draw:frame>
        <draw:custom-shape draw:style-name="gr7" draw:text-style-name="P7" draw:layer="layout" svg:width="4.826cm" svg:height="2.286cm" draw:transform="rotate (0.440521103203369) translate (8.382cm 10.124cm)">
          <text:p text:style-name="P7">Function 2.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4.826cm" svg:height="2.286cm" svg:x="17.018cm" svg:y="6.542cm">
          <text:p text:style-name="P7">Function 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4.064cm" svg:height="3.048cm" svg:x="22.606cm" svg:y="6.034cm">
          <text:p text:style-name="P7">Result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826cm" svg:height="2.286cm" svg:x="1.017cm" svg:y="6.543cm">
          <text:p text:style-name="P7">Function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4.826cm" svg:height="2.286cm" svg:x="6.351cm" svg:y="6.543cm">
          <text:p text:style-name="P7">Function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4.826cm" svg:height="2.286cm" svg:x="11.631cm" svg:y="6.543cm">
          <text:p text:style-name="P7">Function 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4.318cm" svg:height="2.032cm" svg:x="1.016cm" svg:y="4.064cm">
          <text:p text:style-name="P7">Test 1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318cm" svg:height="2.032cm" svg:x="6.35cm" svg:y="4.064cm">
          <text:p text:style-name="P7">Test 2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318cm" svg:height="2.032cm" svg:x="11.684cm" svg:y="4.064cm">
          <text:p text:style-name="P7">Test 3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318cm" svg:height="2.032cm" svg:x="17.018cm" svg:y="4.064cm">
          <text:p text:style-name="P7">Test 4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318cm" svg:height="2.032cm" svg:x="8.636cm" svg:y="12.192cm">
          <text:p text:style-name="P7">Test 2.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Problems with testing in Science</text:p>
          </draw:text-box>
        </draw:frame>
        <draw:frame presentation:style-name="pr5" draw:text-style-name="P1" draw:layer="layout" svg:width="24.001cm" svg:height="9.135cm" svg:x="1.999cm" svg:y="4.499cm" presentation:class="outline" presentation:user-transformed="true">
          <draw:text-box>
            <text:p><text:span text:style-name="T7">Analyses are often exploratory</text:span></text:p>
            <text:p><text:span text:style-name="T2">Correct answer unknown</text:span></text:p>
            <text:p><text:span text:style-name="T2">Often </text:span><text:span text:style-name="T8">quick and dirty</text:span><text:span text:style-name="T2"> coding</text:span></text:p>
            <text:p/>
            <text:p><text:span text:style-name="T7">Know when it pays to improve quality</text:span></text:p>
            <text:p><text:span text:style-name="T9">Refactor and test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Exercises</text:p>
          </draw:text-box>
        </draw:frame>
        <draw:frame presentation:style-name="pr5" draw:text-style-name="P1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Go back to your most sophisticated FizzBuzz and write tests for the different functions.</text:p>
              </text:list-item>
              <text:list-item>
                <text:p>Do the same for your Collatz conjecture code.</text:p>
              </text:list-item>
              <text:list-item>
                <text:p>Go over the code you wrote so far. Refactor you find it useful. Which functions can easily be tested, which are difficul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Maintainable code</text:p>
          </draw:text-box>
        </draw:frame>
        <draw:frame presentation:style-name="pr5" draw:text-style-name="P15" draw:layer="layout" svg:width="24.001cm" svg:height="9.135cm" svg:x="1.999cm" svg:y="4.499cm" presentation:class="outline" presentation:user-transformed="true">
          <draw:text-box>
            <text:p><text:span text:style-name="T10">Refactor</text:span><text:span text:style-name="T2"> as much as possible</text:span></text:p>
            <text:p text:style-name="P14"><text:span text:style-name="T2">Include </text:span><text:span text:style-name="T10">tests</text:span><text:span text:style-name="T2"> to find newly introduced bugs</text:span></text:p>
            <text:p><text:span text:style-name="T10">Document</text:span><text:span text:style-name="T2"> your code</text:span></text:p>
            <text:p><text:span text:style-name="T2">Collect all settings into a config file or the script’s head</text:span></text:p>
            <text:p><text:span text:style-name="T2">Include a </text:span><text:span text:style-name="T10">Readme</text:span><text:span text:style-name="T2"> and a </text:span><text:span text:style-name="T10">sample workfl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3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4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4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5.9000015258789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9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9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198cm" svg:y="8.549cm" presentation:class="title" presentation:placeholder="true">
        <draw:text-box/>
      </draw:frame>
      <draw:frame presentation:style-name="Impress-outline1" draw:layer="backgroundobjects" svg:width="23.8cm" svg:height="2.048cm" svg:x="2.198cm" svg:y="12.299cm" presentation:class="outline" presentation:placeholder="true">
        <draw:text-box/>
      </draw:frame>
      <draw:frame presentation:style-name="Mpr1" draw:text-style-name="MP2" draw:layer="backgroundobjects" svg:width="6.523cm" svg:height="1.087cm" svg:x="1.4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7cm" svg:x="9.574cm" svg:y="14.34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7cm" svg:x="20.074cm" svg:y="14.34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2.25cm" svg:x="0cm" svg:y="8.9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8cm" svg:height="2.63cm" svg:x="1.999cm" svg:y="0.626cm" presentation:class="title" presentation:placeholder="true">
        <draw:text-box/>
      </draw:frame>
      <draw:frame presentation:style-name="Impress1-outline1" draw:layer="backgroundobjects" svg:width="24.001cm" svg:height="9.135cm" svg:x="1.999cm" svg:y="4.499cm" presentation:class="outline" presentation:placeholder="true">
        <draw:text-box/>
      </draw:frame>
      <draw:frame presentation:style-name="Mpr5" draw:text-style-name="MP2" draw:layer="backgroundobjects" svg:width="6.523cm" svg:height="1.087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7cm" svg:x="9.574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7cm" svg:x="20.074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2.25cm" svg:x="0cm" svg:y="0.59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2T11:40:33.137439197</meta:creation-date>
    <meta:editing-duration>PT11H3M14S</meta:editing-duration>
    <meta:editing-cycles>77</meta:editing-cycles>
    <meta:generator>LibreOffice/6.4.2.2$Linux_X86_64 LibreOffice_project/40$Build-2</meta:generator>
    <dc:title>Impress</dc:title>
    <dc:date>2020-04-13T21:19:16.999354527</dc:date>
    <meta:document-statistic meta:object-count="118"/>
    <meta:template xlink:type="simple" xlink:actuate="onRequest" xlink:title="Impress" xlink:href="../../../../../../../usr/lib/libreoffice/share/template/common/presnt/Impress.otp" meta:date="2020-03-02T11:40:32.405713877"/>
  </office:meta>
</office:document-meta>
</file>